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2ed8" officeooo:paragraph-rsid="000c2ed8"/>
    </style:style>
    <style:style style:name="P2" style:family="paragraph" style:parent-style-name="Standard">
      <style:text-properties officeooo:rsid="000c2ed8" officeooo:paragraph-rsid="000c2ed8"/>
    </style:style>
    <style:style style:name="P3" style:family="paragraph" style:parent-style-name="Standard" style:list-style-name="L2">
      <style:text-properties officeooo:rsid="000c2ed8" officeooo:paragraph-rsid="000c2ed8"/>
    </style:style>
    <style:style style:name="P4" style:family="paragraph" style:parent-style-name="Standard" style:list-style-name="L2">
      <style:text-properties officeooo:rsid="000c6e2c" officeooo:paragraph-rsid="000c6e2c"/>
    </style:style>
    <style:style style:name="P5" style:family="paragraph" style:parent-style-name="Standard">
      <style:text-properties officeooo:rsid="000c6e2c" officeooo:paragraph-rsid="000c6e2c"/>
    </style:style>
    <style:style style:name="P6" style:family="paragraph" style:parent-style-name="Standard">
      <style:text-properties officeooo:rsid="000c6e2c" officeooo:paragraph-rsid="0013d231"/>
    </style:style>
    <style:style style:name="P7" style:family="paragraph" style:parent-style-name="Standard">
      <style:text-properties officeooo:rsid="000cfc4f" officeooo:paragraph-rsid="000cfc4f"/>
    </style:style>
    <style:style style:name="P8" style:family="paragraph" style:parent-style-name="Standard" style:list-style-name="L1">
      <style:text-properties officeooo:rsid="000cfc4f" officeooo:paragraph-rsid="000cfc4f"/>
    </style:style>
    <style:style style:name="P9" style:family="paragraph" style:parent-style-name="Standard" style:list-style-name="L7">
      <style:text-properties officeooo:rsid="000cfc4f" officeooo:paragraph-rsid="000cfc4f"/>
    </style:style>
    <style:style style:name="P10" style:family="paragraph" style:parent-style-name="Standard" style:list-style-name="L7">
      <style:text-properties fo:font-style="normal" officeooo:rsid="000cfc4f" officeooo:paragraph-rsid="000cfc4f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cfc4f" officeooo:paragraph-rsid="000cfc4f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0f4cee" officeooo:paragraph-rsid="000f4cee" style:font-style-asian="normal" style:font-style-complex="normal"/>
    </style:style>
    <style:style style:name="P13" style:family="paragraph" style:parent-style-name="Standard" style:list-style-name="L8">
      <style:text-properties fo:font-style="normal" officeooo:rsid="000f4cee" officeooo:paragraph-rsid="000f4cee" style:font-style-asian="normal" style:font-style-complex="normal"/>
    </style:style>
    <style:style style:name="P14" style:family="paragraph" style:parent-style-name="Standard" style:list-style-name="L8">
      <style:text-properties fo:font-style="normal" officeooo:rsid="000fdbd8" officeooo:paragraph-rsid="000fdbd8" style:font-style-asian="normal" style:font-style-complex="normal"/>
    </style:style>
    <style:style style:name="P15" style:family="paragraph" style:parent-style-name="Standard" style:list-style-name="L1">
      <style:text-properties fo:font-style="normal" officeooo:rsid="0013677a" officeooo:paragraph-rsid="0013677a" style:font-style-asian="normal" style:font-style-complex="normal"/>
    </style:style>
    <style:style style:name="P16" style:family="paragraph" style:parent-style-name="Standard" style:list-style-name="L9">
      <style:text-properties fo:font-style="normal" officeooo:rsid="0013677a" officeooo:paragraph-rsid="0013677a" style:font-style-asian="normal" style:font-style-complex="normal"/>
    </style:style>
    <style:style style:name="P17" style:family="paragraph" style:parent-style-name="Standard">
      <style:text-properties fo:font-style="normal" officeooo:rsid="0013677a" officeooo:paragraph-rsid="0013677a" style:font-style-asian="normal" style:font-style-complex="normal"/>
    </style:style>
    <style:style style:name="P18" style:family="paragraph" style:parent-style-name="Standard" style:list-style-name="L11">
      <style:text-properties officeooo:paragraph-rsid="0013677a"/>
    </style:style>
    <style:style style:name="P19" style:family="paragraph" style:parent-style-name="Standard" style:list-style-name="L12">
      <style:text-properties officeooo:rsid="0013d231" officeooo:paragraph-rsid="0013d231"/>
    </style:style>
    <style:style style:name="T1" style:family="text">
      <style:text-properties officeooo:rsid="000c2e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2ed8" style:font-style-asian="italic" style:font-style-complex="italic"/>
    </style:style>
    <style:style style:name="T4" style:family="text">
      <style:text-properties officeooo:rsid="000c6e2c"/>
    </style:style>
    <style:style style:name="T5" style:family="text">
      <style:text-properties officeooo:rsid="000cfc4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677a" style:font-style-asian="normal" style:font-style-complex="normal"/>
    </style:style>
    <style:style style:name="T8" style:family="text">
      <style:text-properties officeooo:rsid="000fdb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7816017" text:style-name="L1">
        <text:list-item>
          <text:p text:style-name="P1">Ps aux – Principal forma de monitorar os processos:</text:p>
        </text:list-item>
      </text:list>
      <text:p text:style-name="P2"/>
      <text:list xml:id="list4127946687" text:style-name="L2">
        <text:list-item>
          <text:p text:style-name="P3">User: Nome do usuário proprietário;</text:p>
        </text:list-item>
        <text:list-item>
          <text:p text:style-name="P3">PID: Id do processo;</text:p>
        </text:list-item>
        <text:list-item>
          <text:p text:style-name="P3">%CPU: Porcentagem de uso de <text:span text:style-name="T4">CPU;</text:span></text:p>
        </text:list-item>
        <text:list-item>
          <text:p text:style-name="P3">%MEM: Porcentagem de memória que <text:span text:style-name="T4">esse processo está</text:span> usando;</text:p>
        </text:list-item>
        <text:list-item>
          <text:p text:style-name="P4">VSZ: Tamanho virtual do processo;</text:p>
        </text:list-item>
        <text:list-item>
          <text:p text:style-name="P4">RSS: Tamanho configurado residente;</text:p>
        </text:list-item>
        <text:list-item>
          <text:p text:style-name="P4">TTY: Id do terminal controlador;</text:p>
        </text:list-item>
        <text:list-item>
          <text:p text:style-name="P4">STAT: Status dos processos. <text:span text:style-name="T5">Flags</text:span>:</text:p>
          <text:list>
            <text:list-item>
              <text:p text:style-name="P4">R= Executável;</text:p>
            </text:list-item>
            <text:list-item>
              <text:p text:style-name="P4">D= Em repouso não interrompível;</text:p>
            </text:list-item>
            <text:list-item>
              <text:p text:style-name="P4">S = Em repouso;</text:p>
            </text:list-item>
            <text:list-item>
              <text:p text:style-name="P4">T = Rastreado ou parado;</text:p>
            </text:list-item>
            <text:list-item>
              <text:p text:style-name="P4">Z = Zumbi;</text:p>
            </text:list-item>
            <text:list-item>
              <text:p text:style-name="P4">W = Processo sofre <text:span text:style-name="T2">swapp</text:span>;</text:p>
            </text:list-item>
            <text:list-item>
              <text:p text:style-name="P4">&lt; = O processo tem prioridade mais alta que o normal;</text:p>
            </text:list-item>
            <text:list-item>
              <text:p text:style-name="P4">N = O processo tem prioridade mais baixa que o normal;</text:p>
            </text:list-item>
            <text:list-item>
              <text:p text:style-name="P4">L = Algumas páginas são bloqueadas no núcleo;</text:p>
            </text:list-item>
            <text:list-item>
              <text:p text:style-name="P4">S = O processo é um líder de sessão;</text:p>
            </text:list-item>
          </text:list>
        </text:list-item>
        <text:list-item>
          <text:p text:style-name="P4">START: <text:span text:style-name="T5">A data/hora que o processo foi iniciado;</text:span></text:p>
        </text:list-item>
        <text:list-item>
          <text:p text:style-name="P4">TIME: <text:span text:style-name="T5">O tempo de CPU que o processo consumiu;</text:span></text:p>
        </text:list-item>
        <text:list-item>
          <text:p text:style-name="P4">COMMAND: <text:span text:style-name="T5">Nome e argumentos do comando</text:span></text:p>
        </text:list-item>
      </text:list>
      <text:p text:style-name="P6"><text:tab/></text:p>
      <text:list xml:id="list3442198343" text:style-name="L12">
        <text:list-item>
          <text:p text:style-name="P19">kill -kill pid</text:p>
        </text:list-item>
      </text:list>
      <text:p text:style-name="P5"/>
      <text:list xml:id="list165221647328775" text:continue-list="list617816017" text:style-name="L1">
        <text:list-item>
          <text:p text:style-name="P8">Ps lax <text:span text:style-name="T1">– </text:span>Outra forma de monitorar os processos. É mais rápido por não ter que converter o UID em nome do usuário:</text:p>
        </text:list-item>
      </text:list>
      <text:p text:style-name="P7"><text:span text:style-name="T3"/></text:p>
      <text:list xml:id="list2129664382" text:style-name="L7">
        <text:list-item>
          <text:p text:style-name="P10">PPID: Id do processo pai;</text:p>
        </text:list-item>
        <text:list-item>
          <text:p text:style-name="P10">NI: O valor nice;</text:p>
        </text:list-item>
        <text:list-item>
          <text:p text:style-name="P9"><text:span text:style-name="T6">WCHAN: O recurso que o processo está esperando;</text:span></text:p>
        </text:list-item>
      </text:list>
      <text:p text:style-name="P2"><text:span text:style-name="T2"/></text:p>
      <text:list xml:id="list165221708493926" text:continue-list="list165221647328775" text:style-name="L1">
        <text:list-item>
          <text:p text:style-name="P11">Top: oferece um resumo regularmente atualizado dos processos;</text:p>
          <text:p text:style-name="P11"/>
        </text:list-item>
        <text:list-item>
          <text:p text:style-name="P12">Sudo strace -p <text:span text:style-name="T2">pid - </text:span><text:s/><text:span text:style-name="T8">Mostra o nome de cada chamada de sistema feita pelo processo e o código que foi retornado pelo kernel:</text:span></text:p>
          <text:p text:style-name="P12"/>
        </text:list-item>
      </text:list>
      <text:list xml:id="list3645619702" text:style-name="L8">
        <text:list-item>
          <text:p text:style-name="P13">Clock_gettime: chamada de sistema que informa o tempo de um determinado <text:span text:style-name="T8">relógio</text:span>;</text:p>
        </text:list-item>
        <text:list-item>
          <text:p text:style-name="P14">Clock_realtime: relógio do sistema;</text:p>
        </text:list-item>
        <text:list-item>
          <text:p text:style-name="P14">Recvmsg ou recvfrom: são usadas para receber mensagem de um soket e podem ser usadas para receber dados de um soket;</text:p>
          <text:p text:style-name="P14"/>
        </text:list-item>
      </text:list>
      <text:list xml:id="list165223040196470" text:continue-list="list165221708493926" text:style-name="L1">
        <text:list-item>
          <text:p text:style-name="P15">Navegando em diretórios:</text:p>
        </text:list-item>
      </text:list>
      <text:p text:style-name="P17"/>
      <text:list xml:id="list2294967168" text:style-name="L11">
        <text:list-item>
          <text:p text:style-name="P18"><text:span text:style-name="T7">Pwd – Caminho do diretório atual;</text:span></text:p>
        </text:list-item>
        <text:list-item>
          <text:p text:style-name="P18"><text:span text:style-name="T7">Mkdir – Cria um novo diretório;</text:span></text:p>
        </text:list-item>
        <text:list-item>
          <text:p text:style-name="P18"><text:span text:style-name="T7">Rm -r – Pode apagar um diretório;</text:span></text:p>
        </text:list-item>
        <text:list-item>
          <text:p text:style-name="P18"><text:span text:style-name="T7">Cd – Pode entrar num diretório;</text:span></text:p>
        </text:list-item>
        <text:list-item>
          <text:p text:style-name="P18"><text:span text:style-name="T7">Cd .. – Pode voltar um diretório;</text:span></text:p>
        </text:list-item>
      </text:list>
      <text:p text:style-name="P17"/>
      <text:list xml:id="list165221716817131" text:continue-list="list165223040196470" text:style-name="L1">
        <text:list-item>
          <text:p text:style-name="P15"/>
          <text:p text:style-name="P1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43:31.190000000</meta:creation-date>
    <dc:date>2018-11-16T16:52:20.841000000</dc:date>
    <meta:editing-duration>PT21M58S</meta:editing-duration>
    <meta:editing-cycles>1</meta:editing-cycles>
    <meta:document-statistic meta:table-count="0" meta:image-count="0" meta:object-count="0" meta:page-count="2" meta:paragraph-count="41" meta:word-count="318" meta:character-count="1633" meta:non-whitespace-character-count="1384"/>
    <meta:generator>LibreOffice/6.0.3.2$Windows_X86_64 LibreOffice_project/8f48d515416608e3a835360314dac7e47fd0b821</meta:generator>
  </office:meta>
</office:document-meta>
</file>